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8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R3Player Manual - Tutorial</text:p>
      <text:p text:style-name="P1"/>
      <text:p text:style-name="P1"/>
      <text:p text:style-name="P6">Console Window </text:p>
      <text:p text:style-name="P2"/>
      <text:p text:style-name="P5">1.<text:span text:style-name="T2">XPlayer</text:span> controls :</text:p>
      <text:p text:style-name="P5"/>
      <text:p text:style-name="P3"><text:s text:c="7"/>→ <text:s/>player {number} { play | stop | resume | pause | replay | mute | unmute |open }</text:p>
      <text:p text:style-name="P3"><text:s text:c="18"/></text:p>
      <text:p text:style-name="P3"><text:s text:c="16"/><text:span text:style-name="T1">example 1</text:span>: player 0 play </text:p>
      <text:p text:style-name="P3"><text:s text:c="16"/><text:span text:style-name="T1">example 2: </text:span>player 2 open <text:s text:c="7"/><text:span text:style-name="T1">(opens the default system editor to choose a File)</text:span></text:p>
      <text:p text:style-name="P3"><text:s text:c="9"/></text:p>
      <text:p text:style-name="P3"><text:s text:c="7"/>→ player {number} { seek | goto } { <text:s/>(+ | -) number } { s (seconds) | m(minutes) | h(hours) }</text:p>
      <text:p text:style-name="P3"><text:s text:c="14"/></text:p>
      <text:p text:style-name="P3"><text:s text:c="13"/><text:span text:style-name="T1">example 1</text:span>: player 0 seek <text:s text:c="4"/>5 <text:s text:c="3"/>s <text:s text:c="8"/><text:span text:style-name="T1">(skips 5 seconds forward the player) </text:span></text:p>
      <text:p text:style-name="P3"><text:span text:style-name="T1"><text:s text:c="13"/>example 2</text:span>: player 0 seek <text:s text:c="3"/>-5 <text:s text:c="3"/>m <text:s text:c="6"/><text:span text:style-name="T1">(skips 5 minutes backward the player)</text:span></text:p>
      <text:p text:style-name="P3"><text:s text:c="13"/><text:span text:style-name="T1">example 3: </text:span>player 0 <text:s/>goto <text:s text:c="4"/>5 <text:s text:c="3"/>m <text:s text:c="6"/><text:span text:style-name="T1">(the player goes at 5:00)</text:span></text:p>
      <text:p text:style-name="P3"><text:span text:style-name="T1"><text:s text:c="13"/>example 4: </text:span>player 0 <text:span text:style-name="T1"><text:s/></text:span>goto<text:span text:style-name="T1"> <text:s text:c="2"/></text:span>54 <text:s/>m <text:s/><text:span text:style-name="T1"><text:s text:c="7"/>(the player goes at 5:00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*The | symbol means OR ( You can choose this option or the oth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03:49:08.95</meta:creation-date>
    <dc:date>2017-03-04T04:07:01.13</dc:date>
    <meta:editing-duration>PT17M52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33" meta:character-count="843"/>
  </office:meta>
</office:document-meta>
</file>